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  <style:font-face style:name="Calibri" svg:font-family="Calibri"/>
    <style:font-face style:name="Times" svg:font-family="Times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6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7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8" style:family="table-cell" style:parent-style-name="Default" style:data-style-name="N0">
      <style:text-properties style:font-name="Times" style:font-name-asian="Times" style:font-name-complex="Times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Calibri Light" style:font-name-asian="Calibri Light" style:font-name-complex="Calibri Light" fo:font-size="14pt" style:font-size-asian="14pt" style:font-size-complex="14pt" style:font-family-generic="swiss"/>
    </style:style>
    <style:style style:name="ce14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style:font-name="Calibri Light" style:font-name-asian="Calibri Light" style:font-name-complex="Calibri Light" fo:font-size="14pt" style:font-size-asian="14pt" style:font-size-complex="14pt" style:font-family-generic="swiss"/>
    </style:style>
    <style:style style:name="ce15" style:family="table-cell" style:parent-style-name="Default" style:data-style-name="N2"/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roman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5.47687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32833333333333cm" style:use-optimal-column-width="true"/>
    </style:style>
    <style:style style:name="co8" style:family="table-column">
      <style:table-column-properties fo:break-before="auto" style:column-width="2.24895833333333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36pt" style:use-optimal-row-height="tru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44.25pt" style:use-optimal-row-height="false" fo:break-before="auto"/>
    </style:style>
    <style:style style:name="ro7" style:family="table-row">
      <style:table-row-properties style:row-height="1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s_normal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4" table:number-rows-spanned="1" table:style-name="ce12">
            <text:p>Tableau comparatif de performance : CAS NORMAL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Algo</text:p>
          </table:table-cell>
          <table:table-cell office:value-type="string" table:style-name="ce3">
            <text:p>Temps d’exécution<text:span text:style-name="T2">(1)</text:span><text:s/>(en secondes)</text:p>
          </table:table-cell>
          <table:table-cell office:value-type="string" table:style-name="ce3">
            <text:p>Nombre de comparaisons<text:span text:style-name="T2">(1)</text:span></text:p>
          </table:table-cell>
          <table:table-cell office:value-type="string" table:style-name="ce3">
            <text:p>Nombre de permutations<text:span text:style-name="T2">(1)</text:span></text:p>
          </table:table-cell>
          <table:table-cell table:style-name="ce4"/>
          <table:table-cell table:number-columns-repeated="16379"/>
        </table:table-row>
        <table:table-row table:style-name="ro3">
          <table:table-cell office:value-type="string" table:style-name="ce5">
            <text:p>tri_bulle</text:p>
          </table:table-cell>
          <table:table-cell office:value-type="float" office:value="646" table:style-name="ce6">
            <text:p>646</text:p>
          </table:table-cell>
          <table:table-cell office:value-type="float" office:value="53466982576.666664" table:style-name="ce7">
            <text:p>53466982577</text:p>
          </table:table-cell>
          <table:table-cell office:value-type="float" office:value="5625179196.666667" table:style-name="ce7">
            <text:p>5625179197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style-name="ce5">
            <text:p>tri_peigne</text:p>
          </table:table-cell>
          <table:table-cell office:value-type="float" office:value="245" table:style-name="ce7">
            <text:p>245</text:p>
          </table:table-cell>
          <table:table-cell office:value-type="float" office:value="38486913661" table:style-name="ce7">
            <text:p>38486913661</text:p>
          </table:table-cell>
          <table:table-cell office:value-type="float" office:value="11165558252.666666" table:style-name="ce7">
            <text:p>11165558253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style-name="ce5">
            <text:p>tri_rapide</text:p>
          </table:table-cell>
          <table:table-cell office:value-type="float" office:value="68" table:style-name="ce7">
            <text:p>68</text:p>
          </table:table-cell>
          <table:table-cell office:value-type="float" office:value="8764567163.333334" table:style-name="ce7">
            <text:p>8764567163</text:p>
          </table:table-cell>
          <table:table-cell office:value-type="float" office:value="938327351.33333337" table:style-name="ce7">
            <text:p>938327351,3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style-name="ce5">
            <text:p>tri_shaker</text:p>
          </table:table-cell>
          <table:table-cell office:value-type="float" office:value="413" table:style-name="ce7">
            <text:p>413</text:p>
          </table:table-cell>
          <table:table-cell office:value-type="float" office:value="28501952312.666668" table:style-name="ce7">
            <text:p>28501952313</text:p>
          </table:table-cell>
          <table:table-cell office:value-type="float" office:value="5644444010" table:style-name="ce7">
            <text:p>5644444010</text:p>
          </table:table-cell>
          <table:table-cell table:style-name="ce8"/>
          <table:table-cell table:number-columns-repeated="16379"/>
        </table:table-row>
        <table:table-row table:style-name="ro4">
          <table:table-cell office:value-type="string" table:style-name="ce9">
            <text:p><text:span text:style-name="T3">(1)</text:span></text:p>
          </table:table-cell>
          <table:table-cell office:value-type="string" table:style-name="ce10">
            <text:p>moyenne réalisée sur</text:p>
          </table:table-cell>
          <table:table-cell office:value-type="float" office:value="5" table:style-name="ce11">
            <text:p>5</text:p>
          </table:table-cell>
          <table:table-cell office:value-type="string" table:style-name="ce1">
            <text:p><text:s/>exécutions</text:p>
          </table:table-cell>
          <table:table-cell table:number-columns-repeated="16380" table:style-name="ce1"/>
        </table:table-row>
        <table:table-row table:number-rows-repeated="1048569" table:style-name="ro5">
          <table:table-cell table:number-columns-repeated="16384"/>
        </table:table-row>
      </table:table>
      <table:table table:name="Cas_favorabl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6" table:number-columns-repeated="16379" table:default-cell-style-name="ce1"/>
        <table:table-row table:style-name="ro6">
          <table:table-cell office:value-type="string" table:number-columns-spanned="4" table:number-rows-spanned="1" table:style-name="ce12">
            <text:p>Tableau comparatif de performance : CAS FAVORABLE</text:p>
          </table:table-cell>
          <table:covered-table-cell table:number-columns-repeated="3"/>
          <table:table-cell table:number-columns-repeated="16380" table:style-name="ce1"/>
        </table:table-row>
        <table:table-row table:style-name="ro3">
          <table:table-cell office:value-type="string" table:style-name="ce2">
            <text:p>Algo</text:p>
          </table:table-cell>
          <table:table-cell office:value-type="string" table:style-name="ce3">
            <text:p>Temps d’exécution<text:span text:style-name="T2">(1)</text:span><text:s/>(en secondes)</text:p>
          </table:table-cell>
          <table:table-cell office:value-type="string" table:style-name="ce3">
            <text:p>Nombre de comparaisons<text:span text:style-name="T2">(1)</text:span></text:p>
          </table:table-cell>
          <table:table-cell office:value-type="string" table:style-name="ce3">
            <text:p>Nombre de permutations<text:span text:style-name="T2">(1)</text:span></text:p>
          </table:table-cell>
          <table:table-cell table:style-name="ce4"/>
          <table:table-cell table:number-columns-repeated="16379"/>
        </table:table-row>
        <table:table-row table:style-name="ro3">
          <table:table-cell office:value-type="string" table:style-name="ce5">
            <text:p>tri_bulle</text:p>
          </table:table-cell>
          <table:table-cell office:value-type="float" office:value="445.69" table:style-name="ce13">
            <text:p>445,69</text:p>
          </table:table-cell>
          <table:table-cell office:value-type="float" office:value="61485413557" table:style-name="ce13">
            <text:p>61485413557</text:p>
          </table:table-cell>
          <table:table-cell office:value-type="float" office:value="0" table:style-name="ce13">
            <text:p>0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style-name="ce5">
            <text:p>tri_peigne</text:p>
          </table:table-cell>
          <table:table-cell office:value-type="float" office:value="144.6" table:style-name="ce13">
            <text:p>144,6</text:p>
          </table:table-cell>
          <table:table-cell office:value-type="float" office:value="16750151649" table:style-name="ce13">
            <text:p>16750151649</text:p>
          </table:table-cell>
          <table:table-cell office:value-type="float" office:value="256217.5" table:style-name="ce13">
            <text:p>256217,5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style-name="ce5">
            <text:p>tri_rapide</text:p>
          </table:table-cell>
          <table:table-cell office:value-type="float" office:value="98" table:style-name="ce14">
            <text:p>98</text:p>
          </table:table-cell>
          <table:table-cell office:value-type="float" office:value="10250238249.75" table:style-name="ce13">
            <text:p>10250238250</text:p>
          </table:table-cell>
          <table:table-cell office:value-type="float" office:value="299957.25" table:style-name="ce13">
            <text:p>299957,25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style-name="ce5">
            <text:p>tri_shaker</text:p>
          </table:table-cell>
          <table:table-cell office:value-type="float" office:value="54" table:style-name="ce13">
            <text:p>54</text:p>
          </table:table-cell>
          <table:table-cell office:value-type="float" office:value="970092.75" table:style-name="ce14">
            <text:p>970092,75</text:p>
          </table:table-cell>
          <table:table-cell office:value-type="float" office:value="0" table:style-name="ce13">
            <text:p>0</text:p>
          </table:table-cell>
          <table:table-cell table:style-name="ce8"/>
          <table:table-cell table:number-columns-repeated="16379"/>
        </table:table-row>
        <table:table-row table:style-name="ro7">
          <table:table-cell office:value-type="string" table:style-name="ce9">
            <text:p><text:span text:style-name="T3">(1)</text:span></text:p>
          </table:table-cell>
          <table:table-cell office:value-type="string" table:style-name="ce10">
            <text:p>moyenne réalisée sur</text:p>
          </table:table-cell>
          <table:table-cell office:value-type="float" office:value="5" table:style-name="ce7">
            <text:p>5</text:p>
          </table:table-cell>
          <table:table-cell office:value-type="string" table:style-name="ce1">
            <text:p><text:s/>exécutions</text:p>
          </table:table-cell>
          <table:table-cell table:number-columns-repeated="16380" table:style-name="ce1"/>
        </table:table-row>
        <table:table-row table:number-rows-repeated="2" table:style-name="ro5">
          <table:table-cell table:number-columns-repeated="16384"/>
        </table:table-row>
        <table:table-row table:number-rows-repeated="4" table:style-name="ro5">
          <table:table-cell table:number-columns-repeated="4" table:style-name="ce1"/>
          <table:table-cell table:style-name="ce15"/>
          <table:table-cell table:number-columns-repeated="16379"/>
        </table:table-row>
        <table:table-row table:number-rows-repeated="1048563" table:style-name="ro5">
          <table:table-cell table:number-columns-repeated="16384"/>
        </table:table-row>
      </table:table>
      <table:table table:name="Cas_défavorabl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8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4" table:number-rows-spanned="1" table:style-name="ce12">
            <text:p>Tableau comparatif de performance : CAS DEFAVORABLE</text:p>
          </table:table-cell>
          <table:covered-table-cell table:number-columns-repeated="3"/>
          <table:table-cell table:number-columns-repeated="16380" table:style-name="ce1"/>
        </table:table-row>
        <table:table-row table:style-name="ro3">
          <table:table-cell office:value-type="string" table:style-name="ce2">
            <text:p>Algo</text:p>
          </table:table-cell>
          <table:table-cell office:value-type="string" table:style-name="ce3">
            <text:p>Temps d’exécution<text:span text:style-name="T2">(1)</text:span><text:s/>(en secondes)</text:p>
          </table:table-cell>
          <table:table-cell office:value-type="string" table:style-name="ce3">
            <text:p>Nombre de comparaisons<text:span text:style-name="T2">(1)</text:span></text:p>
          </table:table-cell>
          <table:table-cell office:value-type="string" table:style-name="ce3">
            <text:p>Nombre de permutations<text:span text:style-name="T2">(1)</text:span></text:p>
          </table:table-cell>
          <table:table-cell table:style-name="ce4"/>
          <table:table-cell table:number-columns-repeated="16379"/>
        </table:table-row>
        <table:table-row table:style-name="ro3">
          <table:table-cell office:value-type="string" table:style-name="ce5">
            <text:p>tri_bulle</text:p>
          </table:table-cell>
          <table:table-cell office:value-type="float" office:value="732.5" table:style-name="ce7">
            <text:p>732,5</text:p>
          </table:table-cell>
          <table:table-cell office:value-type="float" office:value="11437498224" table:style-name="ce6">
            <text:p>11437498224</text:p>
          </table:table-cell>
          <table:table-cell office:value-type="float" office:value="58703258782.599998" table:style-name="ce7">
            <text:p>58703258783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style-name="ce5">
            <text:p>tri_peigne</text:p>
          </table:table-cell>
          <table:table-cell office:value-type="float" office:value="244.3" table:style-name="ce7">
            <text:p>244,3</text:p>
          </table:table-cell>
          <table:table-cell office:value-type="float" office:value="23309974878.5" table:style-name="ce7">
            <text:p>23309974879</text:p>
          </table:table-cell>
          <table:table-cell office:value-type="float" office:value="2282980004.5" table:style-name="ce7">
            <text:p>2282980005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style-name="ce5">
            <text:p>tri_rapide</text:p>
          </table:table-cell>
          <table:table-cell office:value-type="float" office:value="129.69999999999999" table:style-name="ce7">
            <text:p>129,7</text:p>
          </table:table-cell>
          <table:table-cell office:value-type="float" office:value="7621204323.75" table:style-name="ce7">
            <text:p>7621204324</text:p>
          </table:table-cell>
          <table:table-cell office:value-type="float" office:value="1844761106" table:style-name="ce16">
            <text:p>1844761106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style-name="ce5">
            <text:p>tri_shaker</text:p>
          </table:table-cell>
          <table:table-cell office:value-type="float" office:value="493.6" table:style-name="ce7">
            <text:p>493,6</text:p>
          </table:table-cell>
          <table:table-cell office:value-type="float" office:value="14122892475.416666" table:formula="of:=AVERAGE([.C2:.C5])" table:style-name="ce6">
            <text:p>14122892475</text:p>
          </table:table-cell>
          <table:table-cell office:value-type="float" office:value="20943666631.033333" table:formula="of:=AVERAGE([.D2:.D5])" table:style-name="ce7">
            <text:p>20943666631</text:p>
          </table:table-cell>
          <table:table-cell table:style-name="ce8"/>
          <table:table-cell table:number-columns-repeated="16379"/>
        </table:table-row>
        <table:table-row table:style-name="ro7">
          <table:table-cell office:value-type="string" table:style-name="ce9">
            <text:p><text:span text:style-name="T3">(1)</text:span></text:p>
          </table:table-cell>
          <table:table-cell office:value-type="string" table:style-name="ce10">
            <text:p>moyenne réalisée sur</text:p>
          </table:table-cell>
          <table:table-cell office:value-type="float" office:value="5" table:style-name="ce7">
            <text:p>5</text:p>
          </table:table-cell>
          <table:table-cell office:value-type="string" table:style-name="ce1">
            <text:p><text:s/>exécutions</text:p>
          </table:table-cell>
          <table:table-cell table:number-columns-repeated="16380" table:style-name="ce1"/>
        </table:table-row>
        <table:table-row table:number-rows-repeated="2" table:style-name="ro5">
          <table:table-cell table:number-columns-repeated="16384"/>
        </table:table-row>
        <table:table-row table:number-rows-repeated="4" table:style-name="ro5">
          <table:table-cell table:number-columns-repeated="4" table:style-name="ce1"/>
          <table:table-cell table:style-name="ce15"/>
          <table:table-cell table:number-columns-repeated="16379"/>
        </table:table-row>
        <table:table-row table:number-rows-repeated="104856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  <style:font-face style:name="Calibri" svg:font-family="Calibri"/>
    <style:font-face style:name="Times" svg:font-family="Times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creator>louan robert</dc:creator>
    <meta:creation-date>2017-10-20T23:41:04Z</meta:creation-date>
    <dc:date>2022-01-09T17:38:22Z</dc:date>
    <meta:editing-cycles>2</meta:editing-cycles>
    <meta:editing-duration>PT856S</meta:editing-duration>
  </office:meta>
</office:document-meta>
</file>